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left="0cm" fo:margin-right="-1.572cm" fo:text-align="center" style:justify-single-word="false" fo:text-indent="-1.499cm" style:auto-text-indent="false"/>
      <style:text-properties fo:color="#000000" style:font-name="Arial" officeooo:paragraph-rsid="0003321c" style:font-name-asian="Arial2" style:font-name-complex="Arial2"/>
    </style:style>
    <style:style style:name="P2" style:family="paragraph" style:parent-style-name="Standard">
      <style:paragraph-properties fo:margin-left="-1.499cm" fo:margin-right="-1.572cm" fo:margin-top="0cm" fo:margin-bottom="0cm" loext:contextual-spacing="false" fo:text-indent="0cm" style:auto-text-indent="false"/>
      <style:text-properties style:font-name="Arial" fo:font-size="10pt" officeooo:paragraph-rsid="0003321c" style:font-name-asian="Arial2" style:font-size-asian="10pt" style:font-name-complex="Arial2" style:font-size-complex="10pt"/>
    </style:style>
    <style:style style:name="P3" style:family="paragraph" style:parent-style-name="Standard">
      <style:paragraph-properties fo:margin-left="-1.499cm" fo:margin-right="-1.572cm" fo:margin-top="0cm" fo:margin-bottom="0cm" loext:contextual-spacing="false" fo:line-height="115%" fo:text-indent="0cm" style:auto-text-indent="false"/>
      <style:text-properties fo:font-variant="normal" fo:text-transform="none" style:font-name="Arial" fo:font-size="10pt" fo:letter-spacing="normal" fo:font-style="normal" fo:font-weight="normal" officeooo:rsid="0012fdec" officeooo:paragraph-rsid="0003321c" style:font-name-asian="Arial2" style:font-size-asian="10pt" style:font-name-complex="Arial2" style:font-size-complex="10pt"/>
    </style:style>
    <style:style style:name="P4" style:family="paragraph" style:parent-style-name="Standard">
      <style:paragraph-properties fo:margin-left="-1.499cm" fo:margin-right="-1.572cm" fo:margin-top="0cm" fo:margin-bottom="0cm" loext:contextual-spacing="false" fo:text-indent="0cm" style:auto-text-indent="false"/>
      <style:text-properties officeooo:paragraph-rsid="0003321c"/>
    </style:style>
    <style:style style:name="P5" style:family="paragraph" style:parent-style-name="Standard">
      <style:paragraph-properties fo:margin-left="0cm" fo:margin-right="-1.572cm" fo:margin-top="0cm" fo:margin-bottom="0cm" loext:contextual-spacing="false" fo:text-align="center" style:justify-single-word="false" fo:text-indent="-1.499cm" style:auto-text-indent="false"/>
      <style:text-properties style:font-name="Arial" fo:font-size="10pt" fo:font-weight="bold" officeooo:paragraph-rsid="0003321c" style:font-name-asian="Arial2" style:font-size-asian="10pt" style:font-weight-asian="bold" style:font-name-complex="Arial2" style:font-size-complex="10pt"/>
    </style:style>
    <style:style style:name="P6" style:family="paragraph" style:parent-style-name="Standard">
      <style:paragraph-properties fo:margin-left="0cm" fo:margin-right="-1.572cm" fo:margin-top="0cm" fo:margin-bottom="0cm" loext:contextual-spacing="false" fo:text-indent="-1.499cm" style:auto-text-indent="false"/>
      <style:text-properties officeooo:paragraph-rsid="0003321c"/>
    </style:style>
    <style:style style:name="P7" style:family="paragraph" style:parent-style-name="Standard">
      <style:paragraph-properties fo:margin-left="1.75cm" fo:margin-right="-1.572cm" fo:margin-top="0cm" fo:margin-bottom="0cm" loext:contextual-spacing="false" fo:text-indent="-3.249cm" style:auto-text-indent="false"/>
      <style:text-properties style:font-name="Arial" fo:font-size="10pt" officeooo:paragraph-rsid="0003321c" style:font-name-asian="Arial2" style:font-size-asian="10pt" style:font-name-complex="Arial2" style:font-size-complex="10pt"/>
    </style:style>
    <style:style style:name="P8" style:family="paragraph" style:parent-style-name="Standard">
      <style:paragraph-properties fo:margin-left="1.75cm" fo:margin-right="-1.572cm" fo:margin-top="0cm" fo:margin-bottom="0cm" loext:contextual-spacing="false" fo:text-indent="-3.249cm" style:auto-text-indent="false"/>
      <style:text-properties officeooo:paragraph-rsid="0003321c"/>
    </style:style>
    <style:style style:name="T1" style:family="text">
      <style:text-properties style:font-name="Arial" fo:font-size="10pt" fo:font-weight="bold" style:font-name-asian="Arial2" style:font-size-asian="10pt" style:font-weight-asian="bold" style:font-name-complex="Arial2" style:font-size-complex="10pt"/>
    </style:style>
    <style:style style:name="T2" style:family="text">
      <style:text-properties style:font-name="Arial" fo:font-size="10pt" fo:font-style="italic" fo:font-weight="bold" style:font-name-asian="Arial2" style:font-size-asian="10pt" style:font-style-asian="italic" style:font-weight-asian="bold" style:font-name-complex="Arial2" style:font-size-complex="10pt"/>
    </style:style>
    <style:style style:name="T3" style:family="text">
      <style:text-properties style:font-name="Arial" fo:font-size="10pt" fo:font-style="italic" fo:font-weight="bold" officeooo:rsid="00210ae8" style:font-name-asian="Arial2" style:font-size-asian="10pt" style:font-style-asian="italic" style:font-weight-asian="bold" style:font-name-complex="Arial2" style:font-size-complex="10pt"/>
    </style:style>
    <style:style style:name="T4" style:family="text">
      <style:text-properties style:font-name="Arial" fo:font-size="10pt" style:font-name-asian="Arial2" style:font-size-asian="10pt" style:font-name-complex="Arial2" style:font-size-complex="10pt"/>
    </style:style>
    <style:style style:name="T5" style:family="text">
      <style:text-properties style:font-name="Arial" fo:font-size="10pt" officeooo:rsid="001f3622" style:font-name-asian="Arial2" style:font-size-asian="10pt" style:font-name-complex="Arial2" style:font-size-complex="10pt"/>
    </style:style>
    <style:style style:name="T6" style:family="text">
      <style:text-properties style:font-name="Arial" fo:font-size="10pt" officeooo:rsid="0021db98" style:font-name-asian="Arial2" style:font-size-asian="10pt" style:font-name-complex="Arial2" style:font-size-complex="10pt"/>
    </style:style>
    <style:style style:name="T7" style:family="text">
      <style:text-properties style:font-name="Arial" fo:font-size="10pt" officeooo:rsid="001efd5b" style:font-name-asian="Arial2" style:font-size-asian="10pt" style:font-name-complex="Arial2" style:font-size-complex="10pt"/>
    </style:style>
    <style:style style:name="T8" style:family="text">
      <style:text-properties style:font-name="Arial" fo:font-size="10pt" officeooo:rsid="00210ae8" style:font-name-asian="Arial2" style:font-size-asian="10pt" style:font-name-complex="Arial2" style:font-size-complex="10pt"/>
    </style:style>
    <style:style style:name="T9" style:family="text">
      <style:text-properties style:font-name="Arial1" fo:font-size="10pt" style:font-name-asian="Arial2" style:font-size-asian="10pt" style:font-name-complex="Arial2"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lain Language Statement</text:h>
      <text:p text:style-name="P5"/>
      <text:p text:style-name="P6"><text:span text:style-name="T1">Project Title: </text:span><text:span text:style-name="T3">Fantasy Premier League Point Predictor</text:span></text:p>
      <text:p text:style-name="P4"><text:span text:style-name="T1">DCU Students: Immanuel Idelegbagbon, </text:span><text:span text:style-name="T2">Stefano Puzzuoli.</text:span></text:p>
      <text:p text:style-name="P8"><text:span text:style-name="T1">Supervisor: </text:span><text:span text:style-name="T2">Dr. </text:span><text:span text:style-name="T3">Mark Roantree</text:span></text:p>
      <text:p text:style-name="P7"/>
      <text:p text:style-name="P4"><text:span text:style-name="T4">You are invited to take part in this project, which will see the </text:span><text:span text:style-name="T5">creation of a Fantasy Premier League Point Predictor Android App</text:span><text:span text:style-name="T4">. <text:s/>You are being asked to take part because feedback from potential users of the system is essential to determine what </text:span><text:span text:style-name="T5">features and designs work appropriately in the current App.</text:span></text:p>
      <text:p text:style-name="P2">Before you decide if you want to take part it is important you are aware of why this research is taking place and what it will involve. Please take the time to read the following information carefully and discuss your thoughts with others if you wish. Please do not hesitate to ask any questions.</text:p>
      <text:p text:style-name="P2"/>
      <text:p text:style-name="P4"><text:span text:style-name="T4">The purpose of this project is to </text:span><text:span text:style-name="T5">create an</text:span><text:span text:style-name="T9"> Android application that, founded on the Fantasy Football statistics of the past and current season match fixtures of the Premier League, will formulate a score prediction for each individual player, on each individual matchday, throughout the football year.</text:span></text:p>
      <text:p text:style-name="P4"><text:span text:style-name="T4">A user-friendly layout will be added to the system. The </text:span><text:span text:style-name="T6">App</text:span><text:span text:style-name="T4"> layout will change to fit the size of the screen it is being viewed on, with all elements scaling accordingly in order to make the experience as simple as possible on the user. </text:span></text:p>
      <text:p text:style-name="P2"/>
      <text:p text:style-name="P3">The main goal of the project will be to create an app which assists Fantasy Football managers in their decisions when setting up their weekly line-up.</text:p>
      <text:p text:style-name="P3"/>
      <text:p text:style-name="P4"><text:span text:style-name="T4">Accessibility is a key aspect of the </text:span><text:span text:style-name="T5">App</text:span><text:span text:style-name="T4">. The system will run such that each user will have the same level of efficiency despite any disabilities or impairments they may have. Every user will have a quick and simple experience. </text:span></text:p>
      <text:p text:style-name="P2"/>
      <text:p text:style-name="P4"><text:span text:style-name="T4">Should you wish to participate, you will be asked a number of questions based on your experience using the </text:span><text:span text:style-name="T7">FPL Point Predictor App</text:span><text:span text:style-name="T4">. You will be asked about the features of the </text:span><text:span text:style-name="T7">app </text:span><text:span text:style-name="T4">you have had a positive or negative experience with and whether are there any </text:span><text:span text:style-name="T7">changes you would like to be made to improve it.</text:span></text:p>
      <text:p text:style-name="P4"><text:span text:style-name="T4">Participation in this research is voluntary. You will not have to answer any questions you are not comfortable with. You may change your mind at any moment and withdraw from the research. The data collected from your participation will be used to determine which features </text:span><text:span text:style-name="T5">and designs to keep and which to improve</text:span><text:span text:style-name="T4">. Your personal information will not be mentioned in documents based on the research. <text:s/>Your answers to the questions asked will remain documented until the end of the academic year, after this they will be destroyed. There are no foreseeable risks to participation in this project. Participants may </text:span><text:span text:style-name="T5">not</text:span><text:span text:style-name="T4"> request the results of this project </text:span><text:span text:style-name="T5">as it will be anonymi</text:span><text:span text:style-name="T8">s</text:span><text:span text:style-name="T5">ed.</text:span></text:p>
      <text:p text:style-name="P2"/>
      <text:p text:style-name="P4"><text:span text:style-name="T4">If you have any further questions, please do not hesitate to contact us at </text:span><text:span text:style-name="T5">stefano.puzzuoli2</text:span><text:span text:style-name="T4">@mail.dcu.ie</text:span></text:p>
      <text:p text:style-name="P2"/>
      <text:p text:style-name="P2">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9:39:20.077062766</meta:creation-date>
    <dc:date>2020-02-24T19:39:38.490192183</dc:date>
    <meta:editing-duration>PT18S</meta:editing-duration>
    <meta:editing-cycles>1</meta:editing-cycles>
    <meta:document-statistic meta:table-count="0" meta:image-count="0" meta:object-count="0" meta:page-count="1" meta:paragraph-count="14" meta:word-count="469" meta:character-count="2776" meta:non-whitespace-character-count="2317"/>
    <meta:generator>LibreOffice/6.0.7.3$Linux_X86_64 LibreOffice_project/00m0$Build-3</meta:generator>
  </office:meta>
</office:document-meta>
</file>